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70000032269FB8CA3.jpg" manifest:media-type="image/jpeg"/>
  <manifest:file-entry manifest:full-path="Pictures/1000000000000119000000C50CEB556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inePrinter" svg:font-family="LinePrinter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5" style:family="table">
      <style:table-properties style:width="16.986cm" table:align="left"/>
    </style:style>
    <style:style style:name="Tabla5.A" style:family="table-column">
      <style:table-column-properties style:column-width="16.986cm"/>
    </style:style>
    <style:style style:name="Tabla5.1" style:family="table-row">
      <style:table-row-properties style:min-row-height="2.143cm"/>
    </style:style>
    <style:style style:name="Tabla5.A1" style:family="table-cell">
      <style:table-cell-properties fo:background-color="transparent" fo:padding="0.097cm" fo:border="none">
        <style:background-image/>
      </style:table-cell-properties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0.5pt solid #808080" fo:border-bottom="0.5pt solid #808080"/>
    </style:style>
    <style:style style:name="Tabla1.D5" style:family="table-cell">
      <style:table-cell-properties style:vertical-align="middle" fo:padding="0.097cm" fo:border="0.5pt solid #808080"/>
    </style:style>
    <style:style style:name="Tabla1.A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5.998cm" fo:margin-left="-0.011cm" fo:margin-right="0.012cm" table:align="margins"/>
    </style:style>
    <style:style style:name="Tabla3.A" style:family="table-column">
      <style:table-column-properties style:column-width="2.037cm" style:rel-column-width="8345*"/>
    </style:style>
    <style:style style:name="Tabla3.B" style:family="table-column">
      <style:table-column-properties style:column-width="6.648cm" style:rel-column-width="27232*"/>
    </style:style>
    <style:style style:name="Tabla3.C" style:family="table-column">
      <style:table-column-properties style:column-width="4.367cm" style:rel-column-width="17890*"/>
    </style:style>
    <style:style style:name="Tabla3.D" style:family="table-column">
      <style:table-column-properties style:column-width="2.946cm" style:rel-column-width="12068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 style:data-style-name="N100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 style:data-style-name="N100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 style:data-style-name="N37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 style:data-style-name="N100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 style:data-style-name="N37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5" style:family="table-cell" style:data-style-name="N100">
      <style:table-cell-properties style:vertical-align="middle" fo:padding="0.097cm" fo:border-left="0.5pt solid #808080" fo:border-right="none" fo:border-top="none" fo:border-bottom="0.5pt solid #808080"/>
    </style:style>
    <style:style style:name="Tabla3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5" style:family="table-cell" style:data-style-name="N37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P1" style:family="paragraph" style:parent-style-name="Text_20_body">
      <style:text-properties fo:font-size="12pt" officeooo:rsid="000f90b1" officeooo:paragraph-rsid="0013b836" style:font-size-asian="10.5pt" style:font-size-complex="12pt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/>
    </style:style>
    <style:style style:name="P3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P6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fo:font-size="12pt" officeooo:rsid="0007ba0f" officeooo:paragraph-rsid="0007ba0f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fo:font-size="12p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color="#000000"/>
    </style:style>
    <style:style style:name="P19" style:family="paragraph" style:parent-style-name="Text_20_body">
      <style:text-properties fo:font-size="12pt" officeooo:paragraph-rsid="0005d7f3" style:font-size-asian="10.5pt" style:font-size-complex="12pt"/>
    </style:style>
    <style:style style:name="P20" style:family="paragraph" style:parent-style-name="Text_20_body">
      <style:paragraph-properties fo:padding="0cm" fo:border="none"/>
    </style:style>
    <style:style style:name="P21" style:family="paragraph" style:parent-style-name="Subtitle">
      <style:paragraph-properties fo:padding="0cm" fo:border="none"/>
    </style:style>
    <style:style style:name="P22" style:family="paragraph" style:parent-style-name="Title" style:master-page-name="">
      <style:paragraph-properties style:page-number="auto" fo:padding="0cm" fo:border="none"/>
    </style:style>
    <style:style style:name="P23" style:family="paragraph" style:parent-style-name="Tema" style:master-page-name="">
      <style:paragraph-properties style:page-number="auto" fo:background-color="transparent" fo:padding="0cm" fo:border-left="none" fo:border-right="none" fo:border-top="none" fo:border-bottom="0.51pt solid #808080" style:shadow="none">
        <style:background-image/>
      </style:paragraph-properties>
    </style:style>
    <style:style style:name="P24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Nota_20_al_20_pié">
      <style:paragraph-properties fo:text-align="start" style:justify-single-word="false"/>
    </style:style>
    <style:style style:name="P27" style:family="paragraph" style:parent-style-name="Hoja_20_de_20_Control">
      <style:paragraph-properties fo:text-align="center" style:justify-single-word="false"/>
    </style:style>
    <style:style style:name="P28" style:family="paragraph" style:parent-style-name="Text_20_body">
      <style:paragraph-properties fo:margin-left="1.251cm" fo:margin-right="0cm" fo:text-indent="-1.016cm" style:auto-text-indent="false"/>
      <style:text-properties officeooo:paragraph-rsid="00051c62"/>
    </style:style>
    <style:style style:name="P29" style:family="paragraph" style:parent-style-name="Text_20_body">
      <style:paragraph-properties fo:margin-left="1.251cm" fo:margin-right="0cm" fo:text-indent="-1.016cm" style:auto-text-indent="false"/>
      <style:text-properties officeooo:rsid="0009bdc5" officeooo:paragraph-rsid="000bb888"/>
    </style:style>
    <style:style style:name="P30" style:family="paragraph" style:parent-style-name="Text_20_body">
      <style:paragraph-properties fo:margin-left="1.251cm" fo:margin-right="0cm" fo:text-indent="-1.016cm" style:auto-text-indent="false"/>
      <style:text-properties officeooo:paragraph-rsid="000c90c2"/>
    </style:style>
    <style:style style:name="P31" style:family="paragraph" style:parent-style-name="Text_20_body">
      <style:paragraph-properties fo:margin-left="1.251cm" fo:margin-right="0cm" fo:text-indent="-1.016cm" style:auto-text-indent="false"/>
      <style:text-properties fo:font-size="12pt" officeooo:rsid="0009bdc5" officeooo:paragraph-rsid="000bb888" style:font-size-asian="12pt" style:font-size-complex="12pt"/>
    </style:style>
    <style:style style:name="P32" style:family="paragraph" style:parent-style-name="Text_20_body" style:master-page-name="">
      <style:paragraph-properties fo:margin-left="1.251cm" fo:margin-right="0cm" fo:margin-top="0cm" fo:margin-bottom="0cm" style:contextual-spacing="false" fo:text-align="justify" style:justify-single-word="false" fo:orphans="2" fo:widows="2" fo:hyphenation-ladder-count="no-limit" fo:text-indent="-1.016cm" style:auto-text-indent="false" style:page-number="auto" fo:background-color="transparent" style:shadow="none" style:writing-mode="lr-tb">
        <style:tab-stops/>
        <style:background-image/>
      </style:paragraph-properties>
      <style:text-properties officeooo:paragraph-rsid="000c90c2" fo:hyphenate="false" fo:hyphenation-remain-char-count="2" fo:hyphenation-push-char-count="2"/>
    </style:style>
    <style:style style:name="P33" style:family="paragraph" style:parent-style-name="Text_20_body" style:master-page-name="">
      <style:paragraph-properties fo:margin-left="1.251cm" fo:margin-right="0cm" fo:margin-top="0cm" fo:margin-bottom="0cm" style:contextual-spacing="false" fo:text-align="justify" style:justify-single-word="false" fo:orphans="2" fo:widows="2" fo:hyphenation-ladder-count="no-limit" fo:text-indent="-1.016cm" style:auto-text-indent="false" style:page-number="auto" fo:background-color="transparent" style:shadow="none" style:writing-mode="lr-tb">
        <style:tab-stops/>
        <style:background-image/>
      </style:paragraph-properties>
      <style:text-properties fo:font-size="12pt" officeooo:paragraph-rsid="000ddd76" style:font-size-asian="12pt" style:font-size-complex="12pt" fo:hyphenate="false" fo:hyphenation-remain-char-count="2" fo:hyphenation-push-char-count="2"/>
    </style:style>
    <style:style style:name="P34" style:family="paragraph" style:parent-style-name="Text_20_body">
      <style:paragraph-properties fo:margin-left="1.251cm" fo:margin-right="0cm" fo:margin-top="0cm" fo:margin-bottom="0cm" style:contextual-spacing="false" fo:text-indent="-1.016cm" style:auto-text-indent="false"/>
      <style:text-properties fo:font-size="12pt" officeooo:paragraph-rsid="000f90b1" style:font-size-asian="12pt" style:font-size-complex="12pt"/>
    </style:style>
    <style:style style:name="P3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  <style:text-properties officeooo:rsid="0013b836" officeooo:paragraph-rsid="0013b836"/>
    </style:style>
    <style:style style:name="P37" style:family="paragraph" style:parent-style-name="Table_20_Contents">
      <style:paragraph-properties fo:text-align="justify" style:justify-single-word="false"/>
      <style:text-properties officeooo:rsid="0013b836" officeooo:paragraph-rsid="0013b836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13b836" officeooo:paragraph-rsid="0013b836" style:font-weight-asian="normal" style:font-weight-complex="normal"/>
    </style:style>
    <style:style style:name="P39" style:family="paragraph" style:parent-style-name="Standard" style:master-page-name="Portada">
      <style:paragraph-properties style:page-number="auto"/>
    </style:style>
    <style:style style:name="P40" style:family="paragraph" style:parent-style-name="Standard">
      <style:paragraph-properties fo:text-align="justify" style:justify-single-word="false"/>
      <style:text-properties fo:color="#000000" fo:font-size="12pt" officeooo:rsid="0005d7f3" style:font-size-asian="12pt" style:font-size-complex="12pt"/>
    </style:style>
    <style:style style:name="P41" style:family="paragraph" style:parent-style-name="Heading_20_2">
      <style:paragraph-properties fo:margin-left="1.251cm" fo:margin-right="0cm" fo:text-indent="-1.016cm" style:auto-text-indent="false"/>
      <style:text-properties officeooo:rsid="00051c62" officeooo:paragraph-rsid="00051c62"/>
    </style:style>
    <style:style style:name="P42" style:family="paragraph" style:parent-style-name="Heading_20_2">
      <style:paragraph-properties fo:margin-left="1.251cm" fo:margin-right="0cm" fo:text-indent="-1.016cm" style:auto-text-indent="false"/>
      <style:text-properties officeooo:rsid="00051c62" officeooo:paragraph-rsid="00051c62" style:font-name-asian="MS Mincho" style:font-name-complex="Tahoma1"/>
    </style:style>
    <style:style style:name="P43" style:family="paragraph" style:parent-style-name="Heading_20_1">
      <style:text-properties fo:color="#000000"/>
    </style:style>
    <style:style style:name="P44" style:family="paragraph" style:parent-style-name="Heading_20_1">
      <style:text-properties officeooo:rsid="00051c62" officeooo:paragraph-rsid="00051c62" style:font-name-asian="MS Mincho" style:font-name-complex="Tahoma1"/>
    </style:style>
    <style:style style:name="P45" style:family="paragraph" style:parent-style-name="Heading_20_1">
      <style:text-properties officeooo:paragraph-rsid="0005d7f3"/>
    </style:style>
    <style:style style:name="P46" style:family="paragraph" style:parent-style-name="Text_20_body">
      <style:paragraph-properties fo:margin-left="1.251cm" fo:margin-right="0cm" fo:text-indent="-1.016cm" style:auto-text-indent="false"/>
      <style:text-properties fo:font-size="12pt" officeooo:rsid="000bb888" officeooo:paragraph-rsid="000bb888" style:font-size-asian="12pt" style:font-size-complex="12pt"/>
    </style:style>
    <style:style style:name="P47" style:family="paragraph" style:parent-style-name="Text_20_body" style:list-style-name="L2">
      <style:text-properties fo:font-size="12pt" officeooo:paragraph-rsid="000bb888" style:font-size-asian="12pt" style:font-size-complex="12pt"/>
    </style:style>
    <style:style style:name="P48" style:family="paragraph" style:parent-style-name="Text_20_body" style:list-style-name="L2">
      <style:text-properties fo:font-size="12pt" officeooo:rsid="000bb888" officeooo:paragraph-rsid="000bb888" style:font-size-asian="12pt" style:font-size-complex="12pt"/>
    </style:style>
    <style:style style:name="P49" style:family="paragraph" style:parent-style-name="Text_20_body" style:list-style-name="L3">
      <style:text-properties fo:font-size="12pt" officeooo:rsid="000f90b1" officeooo:paragraph-rsid="0013b836" style:font-size-asian="10.5pt" style:font-size-complex="12pt"/>
    </style:style>
    <style:style style:name="P50" style:family="paragraph" style:parent-style-name="Text_20_body">
      <style:text-properties fo:font-size="12pt" officeooo:rsid="000f90b1" officeooo:paragraph-rsid="0013b836" style:font-size-asian="10.5pt" style:font-size-complex="12pt"/>
    </style:style>
    <style:style style:name="P51" style:family="paragraph" style:parent-style-name="Text_20_body" style:list-style-name="L3">
      <style:text-properties fo:font-size="12pt" officeooo:rsid="0013b836" officeooo:paragraph-rsid="0013b836" style:font-size-asian="10.5pt" style:font-size-complex="12pt"/>
    </style:style>
    <style:style style:name="P52" style:family="paragraph" style:parent-style-name="Text_20_body" style:list-style-name="L3">
      <style:text-properties fo:font-size="12pt" officeooo:rsid="000f90b1" officeooo:paragraph-rsid="0013b836" style:font-name-asian="MS Mincho" style:font-size-asian="10.5pt" style:font-name-complex="Tahoma1" style:font-size-complex="12pt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font-name-asian="MS Mincho" style:font-name-complex="Tahoma1"/>
    </style:style>
    <style:style style:name="T2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T3" style:family="text">
      <style:text-properties officeooo:rsid="00049973"/>
    </style:style>
    <style:style style:name="T4" style:family="text">
      <style:text-properties style:font-name-asian="MS Mincho" style:font-name-complex="Tahoma1"/>
    </style:style>
    <style:style style:name="T5" style:family="text">
      <style:text-properties officeooo:rsid="00051c62" style:font-name-asian="MS Mincho" style:font-name-complex="Tahoma1"/>
    </style:style>
    <style:style style:name="T6" style:family="text">
      <style:text-properties officeooo:rsid="0005d7f3" style:font-name-asian="MS Mincho" style:font-name-complex="Tahoma1"/>
    </style:style>
    <style:style style:name="T7" style:family="text">
      <style:text-properties officeooo:rsid="000f90b1" style:font-name-asian="MS Mincho" style:font-name-complex="Tahoma1"/>
    </style:style>
    <style:style style:name="T8" style:family="text">
      <style:text-properties officeooo:rsid="0013b836" style:font-name-asian="MS Mincho" style:font-name-complex="Tahoma1"/>
    </style:style>
    <style:style style:name="T9" style:family="text">
      <style:text-properties officeooo:rsid="000bb888"/>
    </style:style>
    <style:style style:name="T10" style:family="text">
      <style:text-properties officeooo:rsid="000c90c2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ddd76" style:font-weight-asian="normal" style:font-weight-complex="normal"/>
    </style:style>
    <style:style style:name="T13" style:family="text">
      <style:text-properties officeooo:rsid="000f90b1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0bb888" style:font-size-asian="12pt" style:font-size-complex="12pt"/>
    </style:style>
    <style:style style:name="T16" style:family="text">
      <style:text-properties fo:font-size="12pt" officeooo:rsid="000c90c2" style:font-size-asian="12pt" style:font-size-complex="12pt"/>
    </style:style>
    <style:style style:name="T17" style:family="text">
      <style:text-properties fo:font-size="12pt" officeooo:rsid="00100132" style:font-size-asian="12pt" style:font-size-complex="12pt"/>
    </style:style>
    <style:style style:name="T18" style:family="text">
      <style:text-properties fo:font-size="12pt" officeooo:rsid="0011e4a7" style:font-size-asian="12pt" style:font-size-complex="12pt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0c90c2" style:font-size-asian="12pt" style:font-weight-asian="normal" style:font-size-complex="12pt" style:font-weight-complex="normal"/>
    </style:style>
    <style:style style:name="T21" style:family="text">
      <style:text-properties officeooo:rsid="00100132"/>
    </style:style>
    <style:style style:name="T22" style:family="text">
      <style:text-properties officeooo:rsid="0013b836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tracked-changes>
        <text:changed-region xml:id="ct72809008" text:id="ct72809008">
          <text:insertion>
            <office:change-info>
              <dc:creator>Unknown Author</dc:creator>
              <dc:date>2015-06-02T12:33:00</dc:date>
            </office:change-info>
          </text:insertion>
        </text:changed-region>
        <text:changed-region xml:id="ct77217040" text:id="ct77217040">
          <text:insertion>
            <office:change-info>
              <dc:creator>Unknown Author</dc:creator>
              <dc:date>2015-06-02T12:33:00</dc:date>
            </office:change-info>
          </text:insertion>
        </text:changed-region>
        <text:changed-region xml:id="ct73314448" text:id="ct73314448">
          <text:insertion>
            <office:change-info>
              <dc:creator>Unknown Author</dc:creator>
              <dc:date>2015-06-02T12:33:00</dc:date>
            </office:change-info>
          </text:insertion>
        </text:changed-region>
        <text:changed-region xml:id="ct77240064" text:id="ct77240064">
          <text:insertion>
            <office:change-info>
              <dc:creator>Unknown Author</dc:creator>
              <dc:date>2015-06-02T12:33:00</dc:date>
            </office:change-info>
          </text:insertion>
        </text:changed-region>
        <text:changed-region xml:id="ct76806144" text:id="ct76806144">
          <text:insertion>
            <office:change-info>
              <dc:creator>Unknown Author</dc:creator>
              <dc:date>2015-06-02T12:36:00</dc:date>
            </office:change-info>
          </text:insertion>
        </text:changed-region>
        <text:changed-region xml:id="ct78320736" text:id="ct78320736">
          <text:insertion>
            <office:change-info>
              <dc:creator>Unknown Author</dc:creator>
              <dc:date>2015-06-02T12:36:00</dc:date>
            </office:change-info>
          </text:insertion>
        </text:changed-region>
        <text:changed-region xml:id="ct77385120" text:id="ct77385120">
          <text:insertion>
            <office:change-info>
              <dc:creator>Unknown Author</dc:creator>
              <dc:date>2015-06-02T12:37:00</dc:date>
            </office:change-info>
          </text:insertion>
        </text:changed-region>
        <text:changed-region xml:id="ct77216848" text:id="ct77216848">
          <text:insertion>
            <office:change-info>
              <dc:creator>Unknown Author</dc:creator>
              <dc:date>2015-06-02T12:36:00</dc:date>
            </office:change-info>
          </text:insertion>
        </text:changed-region>
        <text:changed-region xml:id="ct70129616" text:id="ct70129616">
          <text:insertion>
            <office:change-info>
              <dc:creator>Unknown Author</dc:creator>
              <dc:date>2015-06-02T12:37:00</dc:date>
            </office:change-info>
          </text:insertion>
        </text:changed-region>
        <text:changed-region xml:id="ct80880624" text:id="ct80880624">
          <text:insertion>
            <office:change-info>
              <dc:creator>Unknown Author</dc:creator>
              <dc:date>2015-06-02T12:40:00</dc:date>
            </office:change-info>
          </text:insertion>
        </text:changed-region>
        <text:changed-region xml:id="ct77495888" text:id="ct77495888">
          <text:insertion>
            <office:change-info>
              <dc:creator>Unknown Author</dc:creator>
              <dc:date>2015-06-02T12:38:00</dc:date>
            </office:change-info>
          </text:insertion>
        </text:changed-region>
        <text:changed-region xml:id="ct80934416" text:id="ct80934416">
          <text:insertion>
            <office:change-info>
              <dc:creator>Unknown Author</dc:creator>
              <dc:date>2015-06-02T12:39:00</dc:date>
            </office:change-info>
          </text:insertion>
        </text:changed-region>
        <text:changed-region xml:id="ct78364768" text:id="ct78364768">
          <text:deletion>
            <office:change-info>
              <dc:creator>Unknown Author</dc:creator>
              <dc:date>2015-06-02T12:37:00</dc:date>
            </office:change-info>
            <text:p text:style-name="P1"><text:span text:style-name="T1"><text:tab/></text:span></text:p>
          </text:deletion>
        </text:changed-region>
        <text:changed-region xml:id="ct77438400" text:id="ct77438400">
          <text:insertion>
            <office:change-info>
              <dc:creator>Unknown Author</dc:creator>
              <dc:date>2015-06-02T12:39:00</dc:date>
            </office:change-info>
          </text:insertion>
        </text:changed-region>
        <text:changed-region xml:id="ct78241488" text:id="ct78241488">
          <text:insertion>
            <office:change-info>
              <dc:creator>Unknown Author</dc:creator>
              <dc:date>2015-06-02T12:40:00</dc:date>
            </office:change-info>
          </text:insertion>
        </text:changed-region>
      </text:tracked-changes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lan de Comunicación" text:name="Title"/>
      </text:user-field-decls>
      <text:p text:style-name="P3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66cm" svg:y="0.575cm" svg:width="9.677cm" svg:height="6.789cm" draw:z-index="0"><draw:image xlink:href="Pictures/10000000000004770000032269FB8CA3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3"><text:subject>Definición de la Relación con Factura Electrónica</text:subject></text:p>
      <text:p text:style-name="P22"><text:title>PLATINA</text:title></text:p>
      <text:p text:style-name="P21"/>
      <text:p text:style-name="P20"/>
      <text:p text:style-name="P20"/>
      <text:p text:style-name="P20"/>
      <text:p text:style-name="P20"/>
      <text:p text:style-name="Nota_20_al_20_pié">Versión: <text:keywords>1.0.0.0</text:keywords></text:p>
      <text:p text:style-name="Nota_20_al_20_pié"/>
      <text:p text:style-name="Nota_20_al_20_pié"/>
      <text:p text:style-name="P2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8"/>
          </table:table-cell>
        </table:table-row>
      </table:table>
      <text:p text:style-name="Nota_20_al_20_pié"/>
      <text:p text:style-name="P27"><text:soft-page-break/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Organismo</text:p>
          </table:table-cell>
          <table:table-cell table:style-name="Tabla1.B1" table:number-columns-spanned="3" office:value-type="string">
            <text:p text:style-name="Table_20_Contents"><text:variable-set text:name="Organismo" office:value-type="string">CHAP</text:variable-set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Proyecto</text:p>
          </table:table-cell>
          <table:table-cell table:style-name="Tabla1.B4" table:number-columns-spanned="3" office:value-type="string">
            <text:p text:style-name="Table_20_Contents"><text:bookmark-start text:name="__DdeLink__323_258527374"/><text:subject>Definición de la Relación con Factura Electrónica</text:subject><text:bookmark-end text:name="__DdeLink__323_258527374"/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Entregable</text:p>
          </table:table-cell>
          <table:table-cell table:style-name="Tabla1.B4" table:number-columns-spanned="3" office:value-type="string">
            <text:p text:style-name="Table_20_Contents"><text:title>PLATINA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Autor</text:p>
          </table:table-cell>
          <table:table-cell table:style-name="Tabla1.B4" table:number-columns-spanned="3" office:value-type="string">
            <text:p text:style-name="P15"><text:user-defined style:data-style-name="N0" text:name="Autor">SCDSH</text:user-defined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2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1" office:value-type="string">
            <text:p text:style-name="P12">Fecha Aprobación</text:p>
          </table:table-cell>
          <table:table-cell table:style-name="Tabla1.D5" office:value-type="string">
            <text:p text:style-name="P14"/>
          </table:table-cell>
        </table:table-row>
        <table:table-row>
          <table:table-cell table:style-name="Tabla1.A6" office:value-type="string">
            <text:p text:style-name="P12"/>
          </table:table-cell>
          <table:table-cell table:style-name="Tabla1.B6" office:value-type="string">
            <text:p text:style-name="Table_20_Contents"/>
          </table:table-cell>
          <table:table-cell table:style-name="Tabla1.A2" office:value-type="string">
            <text:p text:style-name="P12">Nº Total de Páginas</text:p>
          </table:table-cell>
          <table:table-cell table:style-name="Tabla1.D6" office:value-type="string">
            <text:p text:style-name="P14"><text:page-count>7</text:page-count></text:p>
          </table:table-cell>
        </table:table-row>
      </table:table>
      <text:p text:style-name="Standard"/>
      <text:p text:style-name="P8"/>
      <text:p text:style-name="P8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3">Versión</text:p>
          </table:table-cell>
          <table:table-cell table:style-name="Tabla3.A1" office:value-type="string">
            <text:p text:style-name="P13">Causa del Cambio</text:p>
          </table:table-cell>
          <table:table-cell table:style-name="Tabla3.A1" office:value-type="string">
            <text:p text:style-name="P13">Responsable del Cambio</text:p>
          </table:table-cell>
          <table:table-cell table:style-name="Tabla3.D1" office:value-type="string">
            <text:p text:style-name="P13">Fecha del Cambio</text:p>
          </table:table-cell>
        </table:table-row>
        <table:table-row>
          <table:table-cell table:style-name="Tabla3.A2" office:value-type="float" office:value="100">
            <text:p text:style-name="P14">1.0.0.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16">SCDSH</text:p>
          </table:table-cell>
          <table:table-cell table:style-name="Tabla3.D2" office:value-type="string">
            <text:p text:style-name="P14"><text:span text:style-name="T3">25</text:span>/05/2015</text:p>
          </table:table-cell>
        </table:table-row>
        <table:table-row>
          <table:table-cell table:style-name="Tabla3.A3" office:value-type="float" office:value="0">
            <text:p text:style-name="P36"><text:change-start text:change-id="ct72809008"/>1.1.0.0<text:change-end text:change-id="ct72809008"/></text:p>
          </table:table-cell>
          <table:table-cell table:style-name="Tabla3.B3" office:value-type="string">
            <text:p text:style-name="P37"><text:change-start text:change-id="ct77217040"/>Actualización de urls<text:change-end text:change-id="ct77217040"/></text:p>
          </table:table-cell>
          <table:table-cell table:style-name="Tabla3.C3" office:value-type="string">
            <text:p text:style-name="P38"><text:change-start text:change-id="ct73314448"/>SCDSH<text:change-end text:change-id="ct73314448"/></text:p>
          </table:table-cell>
          <table:table-cell table:style-name="Tabla3.D3" office:value-type="date" office:date-value="2015-06-02">
            <text:p text:style-name="P36"><text:change-start text:change-id="ct77240064"/>02/06/15<text:change-end text:change-id="ct77240064"/></text:p>
          </table:table-cell>
        </table:table-row>
        <table:table-row>
          <table:table-cell table:style-name="Tabla3.A4">
            <text:p text:style-name="P14"/>
          </table:table-cell>
          <table:table-cell table:style-name="Tabla3.B4" office:value-type="string">
            <text:p text:style-name="P11"/>
          </table:table-cell>
          <table:table-cell table:style-name="Tabla3.C4" office:value-type="string">
            <text:p text:style-name="P16"/>
          </table:table-cell>
          <table:table-cell table:style-name="Tabla3.D4">
            <text:p text:style-name="P14"/>
          </table:table-cell>
        </table:table-row>
        <table:table-row>
          <table:table-cell table:style-name="Tabla3.A5">
            <text:p text:style-name="P14"/>
          </table:table-cell>
          <table:table-cell table:style-name="Tabla3.B5" office:value-type="string">
            <text:p text:style-name="P11"/>
          </table:table-cell>
          <table:table-cell table:style-name="Tabla3.C5" office:value-type="string">
            <text:p text:style-name="P16"/>
          </table:table-cell>
          <table:table-cell table:style-name="Tabla3.D5">
            <text:p text:style-name="P14"/>
          </table:table-cell>
        </table:table-row>
      </table:table>
      <text:p text:style-name="Standard"/>
      <text:p text:style-name="P8"/>
      <text:p text:style-name="P8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2">Nombre y Apellidos</text:p>
          </table:table-cell>
        </table:table-row>
        <table:table-row>
          <table:table-cell table:style-name="Tabla4.A6" office:value-type="string">
            <text:p text:style-name="P17"/>
          </table:table-cell>
        </table:table-row>
        <table:table-row>
          <table:table-cell table:style-name="Tabla4.A6" office:value-type="string">
            <text:p text:style-name="Table_20_Contents"/>
          </table:table-cell>
        </table:table-row>
        <table:table-row>
          <table:table-cell table:style-name="Tabla4.A6" office:value-type="string">
            <text:p text:style-name="Table_20_Contents"/>
          </table:table-cell>
        </table:table-row>
        <table:table-row>
          <table:table-cell table:style-name="Tabla4.A6" office:value-type="string">
            <text:p text:style-name="Table_20_Contents"/>
          </table:table-cell>
        </table:table-row>
        <table:table-row>
          <table:table-cell table:style-name="Tabla4.A6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</text:p>
          </text:index-title>
          <text:p text:style-name="P25"><text:a xlink:type="simple" xlink:href="#__RefHeading__6862_1276270192" text:style-name="Internet_20_link" text:visited-style-name="Internet_20_link">1 INTRODUCCIÓN<text:tab/>4</text:a></text:p>
          <text:p text:style-name="P25"><text:a xlink:type="simple" xlink:href="#__RefHeading__4391_1513792855" text:style-name="Internet_20_link" text:visited-style-name="Internet_20_link">2 Procedimientos para la relación con el Servicio<text:tab/>5</text:a></text:p>
          <text:p text:style-name="P35"><text:a xlink:type="simple" xlink:href="#__RefHeading__4393_1513792855" text:style-name="Internet_20_link" text:visited-style-name="Internet_20_link">2.1 Uso de NAOS. Introducción<text:tab/>5</text:a></text:p>
          <text:p text:style-name="P35"><text:a xlink:type="simple" xlink:href="#__RefHeading__4395_1513792855" text:style-name="Internet_20_link" text:visited-style-name="Internet_20_link">2.2 Solicitud de acceso a los servicios<text:tab/>6</text:a></text:p>
          <text:p text:style-name="P35"><text:a xlink:type="simple" xlink:href="#__RefHeading__4397_1513792855" text:style-name="Internet_20_link" text:visited-style-name="Internet_20_link">2.3 Notificar Incidencia<text:tab/>6</text:a></text:p>
          <text:p text:style-name="P35"><text:a xlink:type="simple" xlink:href="#__RefHeading__4399_1513792855" text:style-name="Internet_20_link" text:visited-style-name="Internet_20_link">2.4 Presentar Queja<text:tab/>6</text:a></text:p>
          <text:p text:style-name="P35"><text:a xlink:type="simple" xlink:href="#__RefHeading__4401_1513792855" text:style-name="Internet_20_link" text:visited-style-name="Internet_20_link">2.5 Realizar Petición Técnica<text:tab/>6</text:a></text:p>
          <text:p text:style-name="P35"><text:a xlink:type="simple" xlink:href="#__RefHeading__4403_1513792855" text:style-name="Internet_20_link" text:visited-style-name="Internet_20_link">2.6 Solicitar Información<text:tab/>6</text:a></text:p>
          <text:p text:style-name="P25"><text:a xlink:type="simple" xlink:href="#__RefHeading__4405_1513792855" text:style-name="Internet_20_link" text:visited-style-name="Internet_20_link">3 Entornos disponibles<text:tab/>7</text:a></text:p>
        </text:index-body>
      </text:table-of-content>
      <text:p text:style-name="Text_20_body"/>
      <text:p text:style-name="P24"><text:s/></text:p>
      <text:p text:style-name="P24"/>
      <text:h text:style-name="P43" text:outline-level="1"><text:bookmark-start text:name="__RefHeading__6862_1276270192"/>INTRODUCCIÓN<text:bookmark-end text:name="__RefHeading__6862_1276270192"/></text:h>
      <text:p text:style-name="P7"/>
      <text:p text:style-name="P9">El servicio de Factura Electrónica se encuentra publicado a través del Bus de Interoperabilidad, Platina, basado en la suite WSO2, <text:span text:style-name="T21">una de las </text:span>referencia<text:span text:style-name="T21">s en lo que a orquestación e interoperabilidad de servicios se refiere</text:span> en este segmento tecnológico.</text:p>
      <text:p text:style-name="P9"/>
      <text:p text:style-name="P9">La publicación de este servicio a través del Bus de Interoperabilidad ofrece múltiples ventajas ente las que destacan las facilidades de monitorización, estadísticas y orquestación que el bus ofrece a los servicios que se publican a través de él.</text:p>
      <text:p text:style-name="P10"/>
      <text:p text:style-name="P40">El presente documento define como debe ser el modelo de relación entre los consumidores del Servicio de Factura Electrónica y los responsables del Servicio de Interoperabilidad de manera que quede claro cómo debe solicitarse acceso a los servicios, notificar incidencias o problemas o solicitar información o diferentes actuaciones técnicas a los responsables de dicho bus.</text:p>
      <text:h text:style-name="P44" text:outline-level="1"><text:bookmark-start text:name="__RefHeading__4391_1513792855"/>Procedimientos para la relación con el Servicio<text:bookmark-end text:name="__RefHeading__4391_1513792855"/></text:h>
      <text:h text:style-name="P41" text:outline-level="2"><text:bookmark-start text:name="__RefHeading__4393_1513792855"/>Uso de NAOS. Introducción<text:bookmark-end text:name="__RefHeading__4393_1513792855"/></text:h>
      <text:p text:style-name="P29"><text:tab/><text:span text:style-name="T14">La herramienta seleccionada para la atención y gestión del servicio </text:span><text:span text:style-name="T15">y para la relación con los usuarios es NAOS. Esta herramienta se inspira en el modelo de Ventanilla Única para el acceso a los servicios que los distintos centros de la Junta de Andalucía gestionan en materias TIC (Tecnologías de la Información y Comunicaciones) también conocido como Service Desk.</text:span></text:p>
      <text:p text:style-name="P46"><text:tab/>El objetivo de NAOS es facilitar la gestión de los servicios y que los servicios de informática ofrecen a sus usuarios de acuerdo a la guía de buenas prácticas ITIL (Information Technology Infrastructure Library) para la gestión de servicios. </text:p>
      <text:p text:style-name="P31"><text:tab/><text:span text:style-name="T9">Entre las funcionalidades más destacadas están las siguientes:</text:span></text:p>
      <text:list xml:id="list963961402141241444" text:style-name="L2">
        <text:list-item>
          <text:p text:style-name="P48">Gestión de Incidencias: consiste en el registro inicial de todas las incidencias y la utilización posterior de técnicas de diagnostico y escalado para identificar una resolución que restablecerá el servicio al usuario o usuarios afectados lo antes posible. </text:p>
        </text:list-item>
        <text:list-item>
          <text:p text:style-name="P48">Gestión de Problemas: su misión consiste en la identificación de causas subyacentes de incidencias y problemas, la búsqueda de una solución temporal y la creación de un error conocido.</text:p>
        </text:list-item>
        <text:list-item>
          <text:p text:style-name="P48">Gestión de la Configuración: su misión consiste en identificar, controlar y auditar la información necesaria para gestionar los servicios informáticos mediante la definición de una Base de Datos de elementos de configuración, controlando su estado, sus ciclos de vida y relaciones, así como cualquier información necesaria para gestionar la calidad de los servicios informáticos de forma económica. Esta Base de Datos se conoce como CMDB. </text:p>
        </text:list-item>
        <text:list-item>
          <text:p text:style-name="P48">Motor de Autorizaciones: regula los privilegios generales de acceso al sistema, los privilegios asignados los servicios del Catálogo de Servicios, y la visibilidad de elementos dentro del sistema. </text:p>
        </text:list-item>
        <text:list-item>
          <text:p text:style-name="P48">Base de Conocimiento: el sistema dispone de una Base de Conocimiento de todos los errores conocidos, soluciones temporales, documentos, etc... debidamente indexada y preparada para realizar búsquedas simples y avanzadas </text:p>
          <text:p text:style-name="P47"/>
        </text:list-item>
      </text:list>
      <text:h text:style-name="P42" text:outline-level="2"><text:bookmark-start text:name="__RefHeading__4395_1513792855"/><text:soft-page-break/>Solicitud de acceso a los servicios<text:bookmark-end text:name="__RefHeading__4395_1513792855"/></text:h>
      <text:p text:style-name="P30"><text:span text:style-name="T10"><text:tab/></text:span><text:span text:style-name="T16">Para solicitar el acceso a los servicios será necesario registrar un ticket NAOS del tipo “Solicitar acceso al entorno”. Una vez procesada esta petición se otorgará el acceso a los servicios en los distintos entornos disponibles y al resto de recursos que sirven de apoyo o relacionados con el mismo.</text:span></text:p>
      <text:p text:style-name="P30"><text:span text:style-name="T16"><text:tab/></text:span><text:span text:style-name="T17">El ticket de este tipo deberá ser registrado en NAOS por la persona responsable de la aplicación consumidora del servicio, indicando sus datos de contacto y los de la aplicación consumidora.</text:span></text:p>
      <text:h text:style-name="P42" text:outline-level="2"><text:bookmark-start text:name="__RefHeading__4397_1513792855"/>Notificar Incidencia<text:bookmark-end text:name="__RefHeading__4397_1513792855"/></text:h>
      <text:p text:style-name="P30"><text:tab/><text:span text:style-name="T16">Este procedimiento permitirá a los usuarios consumidores del servicio reportar la ocurrencia de incidencias técnicas que afectan a la infraestructura de software Interoperabilidad. Una incidencia técnica debe entenderse como la reproducción real de un mal funcionamiento del producto. </text:span></text:p>
      <text:p text:style-name="P30"><text:span text:style-name="T16"><text:tab/></text:span><text:span text:style-name="T18">La resolución de la Incidencia podrá desembocar en la creación de un Problema cuando se encuentre un error en la publicación del servicio en la Plataforma de Interoperabilidad o en la implementación del mismo en la aplicación destino, siendo necesario determinarlo correctamente para que se proceda a su corrección por parte del equipo correspondiente.</text:span></text:p>
      <text:h text:style-name="P42" text:outline-level="2"><text:bookmark-start text:name="__RefHeading__4399_1513792855"/>Presentar Queja<text:bookmark-end text:name="__RefHeading__4399_1513792855"/></text:h>
      <text:p text:style-name="P32"><text:span text:style-name="T11"><text:tab/></text:span><text:span text:style-name="T20">Los usuarios deberán reportar tickets de este procedimiento para</text:span><text:span text:style-name="T19"> realizar sugerencias de mejora o presentar quejas o disconformidades en relación a la prestación del servicio que reciben. </text:span></text:p>
      <text:h text:style-name="P42" text:outline-level="2"><text:bookmark-start text:name="__RefHeading__4401_1513792855"/>Realizar Petición Técnica<text:bookmark-end text:name="__RefHeading__4401_1513792855"/></text:h>
      <text:p text:style-name="P33"><text:span text:style-name="T11"><text:tab/></text:span><text:span text:style-name="T12">Los usuarios que deesen realizar una petición general o consulta técnica que estén más relacionadas con la gestión y alcance del servicio prestado tendrán disponible este procedimento para trasladar dicha consulta a los responsables del mismo.</text:span></text:p>
      <text:h text:style-name="P42" text:outline-level="2"><text:bookmark-start text:name="__RefHeading__4403_1513792855"/>Solicitar Información<text:bookmark-end text:name="__RefHeading__4403_1513792855"/></text:h>
      <text:p text:style-name="P34"><text:tab/><text:span text:style-name="T13">E</text:span>sta operación será invocada por los usuarios cuando requieran formular consultas de carácter técnico sobre el servicio.</text:p>
      <text:p text:style-name="P28"/>
      <text:h text:style-name="P45" text:outline-level="1"><text:bookmark-start text:name="__RefHeading__4405_1513792855"/><text:span text:style-name="T5">E</text:span><text:span text:style-name="T6">ntornos disponibles</text:span><text:bookmark-end text:name="__RefHeading__4405_1513792855"/></text:h>
      <text:p text:style-name="P19"/>
      <text:p text:style-name="P19"><text:span text:style-name="T6"><text:tab/></text:span><text:span text:style-name="T7">Actualmente se dispone de los siguientes entornos a disposición de <text:tab/>los usuarios que soliciten el accesos <text:s/>a los mismos:</text:span></text:p>
      <text:list xml:id="list5118785688121532327" text:style-name="L3">
        <text:list-item>
          <text:p text:style-name="P52">Entorno de pruebas<text:change-start text:change-id="ct76806144"/> <text:span text:style-name="T22">de Platina</text:span><text:change-end text:change-id="ct76806144"/>: orientado a las fases preliminares de la integración para la validación de los desarrollos realizados orientados a la consulta del servicio de Factura Electrónica<text:change-start text:change-id="ct78320736"/>. <text:span text:style-name="T22">Url de acceso:</text:span><text:change-end text:change-id="ct78320736"/><text:change-start text:change-id="ct77385120"/><text:span text:style-name="T22"> </text:span>https://platinav3pruesb.chap.junta-<text:tab/>andalucia.es/services/INT_PRV_RepositorioFactura?wsdl<text:change-end text:change-id="ct77385120"/></text:p>
        </text:list-item>
        <text:list-item>
          <text:p text:style-name="P49"><text:span text:style-name="T1">Entorno de producción</text:span><text:change-start text:change-id="ct77216848"/><text:span text:style-name="T1"> </text:span><text:span text:style-name="T8">de Platina</text:span><text:change-end text:change-id="ct77216848"/><text:span text:style-name="T1">: entorno con los datos reales y para la consulta de los mismos garantizando unos niveles de servicio comprometidos</text:span><text:change-start text:change-id="ct70129616"/><text:span text:style-name="T1">. </text:span><text:span text:style-name="T8">Url de acceso: </text:span><text:a xlink:type="simple" xlink:href="https://ws079.juntadeandalucia.es/services/"><text:span text:style-name="T1">https://ws079.juntadeandalucia.es/services/</text:span></text:a><text:span text:style-name="T1"> INT_PRV_RepositorioFactura?wsdl</text:span></text:p>
        </text:list-item>
        <text:list-item>
          <text:p text:style-name="P49"><text:span text:style-name="T8">Entorno de </text:span><text:span text:style-name="T8"><office:annotation office:name="__Fieldmark__1063_1931979461"><dc:creator>Unknown Author</dc:creator><dc:date>2015-06-02T12:40:23.539163961</dc:date><text:list text:style-name=""><text:list-item><text:p text:style-name="P53"><text:span text:style-name="T23">Ojo a esto, en la excel que me envió Antonio viene como entorno de preproducción. Entiendo que equivale a nuestro entorno de pruebas y por eso lo he llamado así. Si realmente es un entorno de preproducción hay que modificarlo aquí y un poco más arriba en nuestra urls para que sea congruente</text:span></text:p></text:list-item></text:list></office:annotation></text:span><text:span text:style-name="T8">pruebas</text:span><text:change-end text:change-id="ct70129616"/><text:change-start text:change-id="ct80880624"/><office:annotation-end office:name="__Fieldmark__1063_1931979461"/><text:change-end text:change-id="ct80880624"/><text:change-start text:change-id="ct77495888"/><text:span text:style-name="T8"> de CUO, urls de acceso: </text:span></text:p>
          <text:list>
            <text:list-item>
              <text:p text:style-name="P49"><text:span text:style-name="T8">Alta de facturas: </text:span><text:a xlink:type="simple" xlink:href="http://cancanaprun1.chap.junta-andalucia.es/haciendayadministracionpublica/apl/censounicopagospru/service/censounico/facturaElectronica/altaFactura"><text:span text:style-name="T8">http://cancanaprun1.chap.junta-andalucia.es/haciendayadministracionpublica/apl/censounicopagospru/service/censounico/facturaElectronica/altaFactura</text:span></text:a></text:p>
            </text:list-item>
            <text:list-item>
              <text:p text:style-name="P49"><text:span text:style-name="T8">Consulta de estados: </text:span><text:a xlink:type="simple" xlink:href="http://cancanaprun1.chap.junta-andalucia.es/haciendayadministracionpublica/apl/censounicopagospru/service/censounico/facturaElectronica/consultaEstado"><text:span text:style-name="T8">http://cancanaprun1.chap.junta-andalucia.es/haciendayadministracionpublica/apl/censounicopagospru/service/censounico/facturaElectronica/consultaEstado</text:span></text:a></text:p>
            </text:list-item>
            <text:list-item>
              <text:p text:style-name="P49"><text:span text:style-name="T8">Descarga de facturas para SENECA: </text:span><text:change-end text:change-id="ct77495888"/><text:change-start text:change-id="ct80934416"/><text:a xlink:type="simple" xlink:href="http://cancanaprun1.chap.junta-andalucia.es/haciendayadministracionpublica/apl/censounicopagospru/service/censounico/seneca/consultaNuevasFacturasElectronicas"><text:span text:style-name="T8">http://cancanaprun1.chap.junta-andalucia.es/haciendayadministracionpublica/apl/censounicopagospru/service/censounico/seneca/consultaNuevasFacturasElectronicas</text:span></text:a></text:p>
            </text:list-item>
          </text:list>
        </text:list-item>
        <text:list-item>
          <text:p text:style-name="P49"><text:span text:style-name="T8">Entorno de producción de CUO, urls de acceso:</text:span><text:change-end text:change-id="ct80934416"/><text:change text:change-id="ct78364768"/><text:change-start text:change-id="ct77438400"/></text:p>
          <text:list>
            <text:list-item>
              <text:p text:style-name="P51"><text:span text:style-name="T1">Alta de facturas: </text:span><text:a xlink:type="simple" xlink:href="http://extranet.chap.junta-andalucia.es/haciendayadministracionpublica/apl/censounicopagos/service/censounico/facturaElectronica/altaFactura"><text:span text:style-name="T1">http://extranet.chap.junta-andalucia.es/haciendayadministracionpublica/apl/censounicopagos/service/censounico/facturaElectronica/altaFactura</text:span></text:a></text:p>
            </text:list-item>
            <text:list-item>
              <text:p text:style-name="P51"><text:span text:style-name="T1">Consulta de estados: </text:span><text:a xlink:type="simple" xlink:href="http://extranet.chap.junta-andalucia.es/haciendayadministracionpublica/apl/censounicopagos/service/censounico/facturaElectronica/consultaEstado"><text:span text:style-name="T1">http://extranet.chap.junta-andalucia.es/haciendayadministracionpublica/apl/censounicopagos/service/censounico/facturaElectronica/consultaEstado</text:span></text:a></text:p>
            </text:list-item>
            <text:list-item>
              <text:p text:style-name="P51"><text:change-end text:change-id="ct77438400"/><text:change-start text:change-id="ct78241488"/><text:span text:style-name="T1">Descarga de facturas para SENECA: http://extranet.chap.junta-andalucia.es/haciendayadministracionpublica/apl/censounicopagos/service/censounico/seneca/consultaNuevasFacturasElectronicas</text:span><text:change-end text:change-id="ct78241488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LinePrinter" svg:font-family="LinePrinter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NewsGotT2" svg:font-family="NewsGotT" style:font-pitch="variable"/>
    <style:font-face style:name="NewsGotT1" svg:font-family="NewsGotT" style:font-adornments="Negrita" style:font-pitch="variable"/>
    <style:font-face style:name="NewsGotT" svg:font-family="NewsGotT" style:font-adornments="Predeterminad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ras Bk BT1" svg:font-family="'Eras Bk BT'" style:font-family-generic="swiss" style:font-pitch="variable"/>
    <style:font-face style:name="Eras Bk BT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style:font-name="Tahoma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style:contextual-spacing="false" fo:text-indent="-0.76cm" style:auto-text-indent="true" style:page-number="auto" fo:break-before="page" fo:background-color="transparent" style:shadow="none">
        <style:tab-stops/>
        <style:background-image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style:font-name="Eras Bk BT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style:font-name="Eras Bk BT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a" style:family="paragraph" style:parent-style-name="Standard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uente_20_de_20_párrafo_20_predet" style:display-name="Fuente de párrafo predet" style:family="paragraph" style:next-style-name="Standard">
      <style:paragraph-properties fo:orphans="2" fo:widows="2" fo:hyphenation-ladder-count="no-limit"/>
      <style:text-properties style:use-window-font-color="true" style:font-name="LinePrinter" fo:font-family="LinePrinter" style:font-family-generic="swiss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ohit Hindi" style:font-family-complex="'Lohit Hindi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22z0" style:family="text">
      <style:text-properties style:font-name="Symbol" fo:font-family="Symbol" style:font-family-generic="roman" style:font-pitch="variable" style:font-charset="x-symbol" fo:font-size="12pt" style:font-size-asian="12pt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NewsGotT2" fo:font-family="NewsGotT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7z3" style:family="text">
      <style:text-properties style:font-name="Symbol" fo:font-family="Symbol" style:font-family-generic="roman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-">
        <style:list-level-properties text:space-before="1.249cm" text:min-label-width="0.635cm"/>
        <style:text-properties style:font-name="NewsGotT2"/>
      </text:list-level-style-bullet>
      <text:list-level-style-bullet text:level="2" text:style-name="WW8Num27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7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7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5.901cm" fo:margin-left="0.053cm" fo:margin-right="0.046cm" table:align="margins" fo:background-color="#2787e8">
        <style:background-image/>
      </style:table-properties>
    </style:style>
    <style:style style:name="Tabla2.A" style:family="table-column">
      <style:table-column-properties style:column-width="2.937cm" style:rel-column-width="12103*"/>
    </style:style>
    <style:style style:name="Tabla2.B" style:family="table-column">
      <style:table-column-properties style:column-width="8.401cm" style:rel-column-width="34624*"/>
    </style:style>
    <style:style style:name="Tabla2.C" style:family="table-column">
      <style:table-column-properties style:column-width="4.563cm" style:rel-column-width="18808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style:font-name="Eras Bk BT1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<draw:frame draw:style-name="Mfr1" draw:name="gráficos4" text:anchor-type="paragraph" svg:x="0.212cm" svg:y="0.018cm" svg:width="2.379cm" svg:height="1.67cm" draw:z-index="6"><draw:image xlink:href="Pictures/1000000000000119000000C50CEB556C.jpg" xlink:type="simple" xlink:show="embed" xlink:actuate="onLoad"/></draw:frame></text:p>
            </table:table-cell>
            <table:table-cell table:style-name="Tabla2.A1" office:value-type="string">
              <text:p text:style-name="MP2"><text:subject>Definición de la Relación con Factura Electrónica</text:subject></text:p>
              <text:p text:style-name="MP3"><text:title>PLATINA</text:title></text:p>
            </table:table-cell>
            <table:table-cell table:style-name="Tabla2.C1" office:value-type="string">
              <text:p text:style-name="MP4">CHAP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7</text:page-number> de <text:page-count>7</text:page-count></text:p>
      </style:footer>
    </style:master-page>
    <style:master-page style:name="Portada" style:page-layout-name="Mpm2" style:next-style-name="Standard">
      <style:header>
        <text:p text:style-name="Header"/>
      </style:header>
    </style:master-page>
    <style:master-page style:name="HTML" style:page-layout-name="Mpm3"/>
    <style:master-page style:name="portada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2-14T14:05:45</meta:creation-date>
    <meta:editing-cycles>374</meta:editing-cycles>
    <meta:editing-duration>P2DT8H6M12S</meta:editing-duration>
    <dc:title>PLATINA</dc:title>
    <dc:date>2015-06-02T12:42:21.136674199</dc:date>
    <meta:generator>LibreOffice/4.2.8.2$Linux_X86_64 LibreOffice_project/420m0$Build-2</meta:generator>
    <dc:subject>Definición de la Relación con Factura Electrónica</dc:subject>
    <meta:print-date>2010-09-29T18:28:10</meta:print-date>
    <meta:keyword>1.0.0.0</meta:keyword>
    <meta:document-statistic meta:table-count="5" meta:image-count="2" meta:object-count="0" meta:page-count="7" meta:paragraph-count="85" meta:word-count="990" meta:character-count="7357" meta:non-whitespace-character-count="6445"/>
    <meta:user-defined meta:name="Abreviatura">PLATINA</meta:user-defined>
    <meta:user-defined meta:name="Autor">SCDSH</meta:user-defined>
    <meta:user-defined meta:name="Nombre-Apellido">SCDSH</meta:user-defined>
  </office:meta>
</office:document-meta>
</file>